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y 4<text:span text:style-name="T1">th</text:span>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OTE BREAK HERE</text:p>
          </table:table-cell>
        </table:table-row>
        <table:table-row table:style-name="ro1" table:visibility="collapse"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 table:visibility="collapse"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1" table:visibility="collapse"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 table:visibility="collapse"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1" table:visibility="collapse"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1" table:visibility="collapse"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 table:visibility="collapse"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1" table:visibility="collapse"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visibility="collapse"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 table:visibility="collapse"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1" table:visibility="collapse"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 table:visibility="collapse"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 table:visibility="collapse"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 table:visibility="collapse"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1" table:visibility="collapse"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1" table:visibility="collapse"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1" table:visibility="collapse"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 table:visibility="collapse"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1" table:visibility="collapse"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1" table:visibility="collapse"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1" table:visibility="collapse"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1" table:visibility="collapse"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1" table:visibility="collapse"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1" table:visibility="collapse"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1" table:visibility="collapse"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1" table:visibility="collapse">
          <table:table-cell office:value-type="float" office:value="193" calcext:value-type="float">
            <text:p>193</text:p>
          </table:table-cell>
          <table:table-cell table:number-columns-repeated="5"/>
        </table:table-row>
        <table:table-row table:style-name="ro1" table:visibility="collapse"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1" table:visibility="collapse"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1" table:visibility="collapse"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1" table:visibility="collapse"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1" table:visibility="collapse"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1" table:visibility="collapse">
          <table:table-cell office:value-type="float" office:value="199" calcext:value-type="float">
            <text:p>199</text:p>
          </table:table-cell>
          <table:table-cell table:number-columns-repeated="5"/>
        </table:table-row>
        <table:table-row table:style-name="ro1" table:visibility="collapse"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 table:visibility="collapse">
          <table:table-cell office:value-type="float" office:value="201" calcext:value-type="float">
            <text:p>201</text:p>
          </table:table-cell>
          <table:table-cell table:number-columns-repeated="5"/>
        </table:table-row>
        <table:table-row table:style-name="ro1" table:visibility="collapse"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1" table:visibility="collapse">
          <table:table-cell office:value-type="float" office:value="203" calcext:value-type="float">
            <text:p>203</text:p>
          </table:table-cell>
          <table:table-cell table:number-columns-repeated="5"/>
        </table:table-row>
        <table:table-row table:style-name="ro1" table:visibility="collapse"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1" table:visibility="collapse"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1" table:visibility="collapse"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1" table:visibility="collapse"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1" table:visibility="collapse"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1" table:visibility="collapse"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1" table:visibility="collapse"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1" table:visibility="collapse">
          <table:table-cell office:value-type="float" office:value="211" calcext:value-type="float">
            <text:p>211</text:p>
          </table:table-cell>
          <table:table-cell table:number-columns-repeated="5"/>
        </table:table-row>
        <table:table-row table:style-name="ro1" table:visibility="collapse"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 table:visibility="collapse">
          <table:table-cell office:value-type="float" office:value="213" calcext:value-type="float">
            <text:p>213</text:p>
          </table:table-cell>
          <table:table-cell table:number-columns-repeated="5"/>
        </table:table-row>
        <table:table-row table:style-name="ro1" table:visibility="collapse"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1" table:visibility="collapse"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1" table:visibility="collapse">
          <table:table-cell office:value-type="float" office:value="216" calcext:value-type="float">
            <text:p>216</text:p>
          </table:table-cell>
          <table:table-cell table:number-columns-repeated="5"/>
        </table:table-row>
        <table:table-row table:style-name="ro1" table:visibility="collapse">
          <table:table-cell office:value-type="float" office:value="217" calcext:value-type="float">
            <text:p>217</text:p>
          </table:table-cell>
          <table:table-cell table:number-columns-repeated="5"/>
        </table:table-row>
        <table:table-row table:style-name="ro1" table:visibility="collapse"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1" table:visibility="collapse"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1" table:visibility="collapse"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 table:visibility="collapse">
          <table:table-cell office:value-type="float" office:value="221" calcext:value-type="float">
            <text:p>221</text:p>
          </table:table-cell>
          <table:table-cell table:number-columns-repeated="5"/>
        </table:table-row>
        <table:table-row table:style-name="ro1" table:visibility="collapse"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1" table:visibility="collapse"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1" table:visibility="collapse"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1" table:visibility="collapse"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 table:visibility="collapse">
          <table:table-cell office:value-type="float" office:value="226" calcext:value-type="float">
            <text:p>226</text:p>
          </table:table-cell>
          <table:table-cell table:number-columns-repeated="5"/>
        </table:table-row>
        <table:table-row table:style-name="ro1" table:visibility="collapse"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1" table:visibility="collapse"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1" table:visibility="collapse">
          <table:table-cell office:value-type="float" office:value="229" calcext:value-type="float">
            <text:p>229</text:p>
          </table:table-cell>
          <table:table-cell table:number-columns-repeated="5"/>
        </table:table-row>
        <table:table-row table:style-name="ro1" table:visibility="collapse"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1" table:visibility="collapse">
          <table:table-cell office:value-type="float" office:value="231" calcext:value-type="float">
            <text:p>231</text:p>
          </table:table-cell>
          <table:table-cell table:number-columns-repeated="5"/>
        </table:table-row>
        <table:table-row table:style-name="ro1" table:visibility="collapse"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1" table:visibility="collapse">
          <table:table-cell office:value-type="float" office:value="233" calcext:value-type="float">
            <text:p>233</text:p>
          </table:table-cell>
          <table:table-cell table:number-columns-repeated="5"/>
        </table:table-row>
        <table:table-row table:style-name="ro1" table:visibility="collapse"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1" table:visibility="collapse">
          <table:table-cell office:value-type="float" office:value="235" calcext:value-type="float">
            <text:p>235</text:p>
          </table:table-cell>
          <table:table-cell table:number-columns-repeated="5"/>
        </table:table-row>
        <table:table-row table:style-name="ro1" table:visibility="collapse"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1" table:visibility="collapse"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1" table:visibility="collapse"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1" table:visibility="collapse"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1" table:visibility="collapse"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 table:visibility="collapse">
          <table:table-cell office:value-type="float" office:value="241" calcext:value-type="float">
            <text:p>241</text:p>
          </table:table-cell>
          <table:table-cell table:number-columns-repeated="5"/>
        </table:table-row>
        <table:table-row table:style-name="ro1" table:visibility="collapse"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 table:visibility="collapse"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1" table:visibility="collapse"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day the 2<text:span text:style-name="T1">nd</text:span>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st day of school</text:p>
          </table:table-cell>
          <table:table-cell/>
          <table:table-cell office:value-type="string" calcext:value-type="string">
            <text:p>Sep 4<text:span text:style-name="T1">th</text:span>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tober 1<text:span text:style-name="T1">st</text:span>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he 31<text:span text:style-name="T1">st</text:span> Dec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an 1<text:span text:style-name="T1">st</text:span> 201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15<text:span text:style-name="T1">th</text:span> of Jan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tart of Sem 2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8<text:span text:style-name="T1">th</text:span> of Feb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rch 1<text:span text:style-name="T1">st</text:span>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 of Spring Break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iday of Spring Break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ril 1<text:span text:style-name="T1">st</text:span>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<text:span text:style-name="T1">th</text:span> of Apr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9<text:span text:style-name="T1">th</text:span> of Apr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y 1<text:span text:style-name="T1">st</text:span>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y 6<text:span text:style-name="T1">th</text:span>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y 27<text:span text:style-name="T1">th</text:span>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ne 1<text:span text:style-name="T1">st</text:span>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une 3<text:span text:style-name="T1">rd</text:span>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une 7<text:span text:style-name="T1">th</text:span> </text:p>
          </table:table-cell>
          <table:table-cell office:value-type="string" calcext:value-type="string">
            <text:p>Graduation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/00/0000</text:date>, <text:time style:data-style-name="N2" text:time-value="11:45:11.325329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han Hampton</meta:initial-creator>
    <meta:creation-date>2018-04-20T20:37:22.101372835</meta:creation-date>
    <dc:date>2018-08-29T12:23:35.669370297</dc:date>
    <dc:creator>Ethan Hampton</dc:creator>
    <meta:editing-duration>PT50M35S</meta:editing-duration>
    <meta:editing-cycles>7</meta:editing-cycles>
    <meta:generator>LibreOffice/6.0.3.2$Linux_X86_64 LibreOffice_project/00m0$Build-2</meta:generator>
    <meta:document-statistic meta:table-count="1" meta:cell-count="1002" meta:object-count="0"/>
  </office:meta>
</office:document-meta>
</file>